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Manager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Manager.setCleanThreadSleepTime( long cleanSleep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Manager.getFilter( Filter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terCleaner.FilterClean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lterCleaner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lterItem.FilterItem(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Manager.setCacheSize( int cacheClean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Cleaner.compare( Object a , Object 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terManager.Filter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